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51cm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draw:stroke="solid" svg:stroke-width="0.051cm" svg:stroke-color="#000000" draw:marker-start-width="0.276cm" draw:marker-end-width="0.276cm" draw:fill="none" draw:fill-color="#ffffff" draw:textarea-horizontal-align="left" draw:auto-grow-height="true" draw:auto-grow-width="false" fo:min-height="0cm" fo:min-width="4.351cm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  <style:text-properties fo:font-size="12pt" style:font-size-asian="12pt" style:font-size-complex="12pt"/>
    </style:style>
    <style:style style:name="P2" style:family="paragraph">
      <style:paragraph-properties fo:text-align="center"/>
      <style:text-properties fo:font-size="12pt" style:text-underline-style="solid" style:text-underline-width="auto" style:text-underline-color="font-color" style:font-size-asian="12pt" style:font-size-complex="12pt"/>
    </style:style>
    <style:style style:name="P3" style:family="paragraph">
      <style:text-properties fo:font-size="40pt" style:font-size-asian="40pt" style:font-size-complex="40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3" style:family="text">
      <style:text-properties fo:font-size="12pt" style:text-underline-style="none" style:font-size-asian="12pt" style:font-size-complex="12pt"/>
    </style:style>
    <style:style style:name="T4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598cm" svg:height="1.783cm" svg:x="0.613cm" svg:y="1.935cm">
          <text:p text:style-name="P1"><text:span text:style-name="T1">P1 says s1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text-style-name="P2" draw:layer="layout" svg:width="5.517cm" svg:height="4.061cm" svg:x="3.261cm" svg:y="0.535cm">
          <draw:text-box>
            <text:p text:style-name="P2"><text:span text:style-name="T2">Principal 2</text:span></text:p>
            <text:p text:style-name="P2"><text:span text:style-name="T2"/></text:p>
            <text:p text:style-name="P2"><text:span text:style-name="T3">P1 says s1</text:span></text:p>
            <text:p text:style-name="P2"><text:span text:style-name="T3">Jurisdiction statements</text:span></text:p>
            <text:p text:style-name="P2"><text:span text:style-name="T3">Policy statements</text:span></text:p>
            <text:p text:style-name="P2"><text:span text:style-name="T3">Trust assumptions</text:span></text:p>
            <text:p text:style-name="P2"><text:span text:style-name="T3">------------------------------</text:span></text:p>
            <text:p text:style-name="P2"><text:span text:style-name="T3">s2</text:span></text:p>
          </draw:text-box>
        </draw:frame>
        <draw:custom-shape draw:style-name="gr1" draw:text-style-name="P1" draw:layer="layout" svg:width="2.657cm" svg:height="1.783cm" svg:x="8.842cm" svg:y="1.935cm">
          <text:p text:style-name="P1"><text:span text:style-name="T1">P2 says s2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text-style-name="P2" draw:layer="layout" svg:width="5.302cm" svg:height="4.061cm" svg:x="11.565cm" svg:y="0.535cm">
          <draw:text-box>
            <text:p text:style-name="P2"><text:span text:style-name="T2">Principal 3</text:span></text:p>
            <text:p text:style-name="P2"><text:span text:style-name="T2"/></text:p>
            <text:p text:style-name="P2"><text:span text:style-name="T3">P2 says s2</text:span></text:p>
            <text:p text:style-name="P2"><text:span text:style-name="T3">Jurisdiction statements</text:span></text:p>
            <text:p text:style-name="P2"><text:span text:style-name="T3">Policy statements</text:span></text:p>
            <text:p text:style-name="P2"><text:span text:style-name="T3">Trust assumptions</text:span></text:p>
            <text:p text:style-name="P2"><text:span text:style-name="T3">------------------------------</text:span></text:p>
            <text:p text:style-name="P2"><text:span text:style-name="T3">s3</text:span></text:p>
          </draw:text-box>
        </draw:frame>
        <draw:custom-shape draw:style-name="gr1" draw:text-style-name="P1" draw:layer="layout" svg:width="2.728cm" svg:height="1.783cm" svg:x="16.873cm" svg:y="1.935cm">
          <text:p text:style-name="P1"><text:span text:style-name="T1">P3 says s3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3" draw:layer="layout" svg:width="1.679cm" svg:height="1.83cm" svg:x="19.602cm" svg:y="1.651cm">
          <draw:text-box>
            <text:p text:style-name="P3"><text:span text:style-name="T4">..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21.59cm" fo:page-height="5.0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Shiu-Kai Chin</meta:initial-creator>
    <meta:creation-date>2010-02-04T23:57:56</meta:creation-date>
    <dc:date>2010-05-19T16:19:54</dc:date>
    <dc:creator>Karthick Jayaraman</dc:creator>
    <meta:editing-duration>PT00H12M22S</meta:editing-duration>
    <meta:editing-cycles>5</meta:editing-cycles>
    <meta:generator>OpenOffice.org/3.1$Unix OpenOffice.org_project/310m19$Build-9420</meta:generator>
    <meta:document-statistic meta:object-count="6"/>
  </office:meta>
</office:document-meta>
</file>